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unnableManager.run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6">
            <text:p text:style-name="Table_20_Contents">6</text:p>
          </table:table-cell>
          <table:table-cell office:value-type="float" office:value="59">
            <text:p text:style-name="Table_20_Contents">59</text:p>
          </table:table-cell>
        </table:table-row>
        <table:table-row>
          <table:table-cell office:value-type="string">
            <text:p text:style-name="Table_20_Contents">DefaultRunnableManager.execute( final String threadPoolName , final Runnable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unnableManager.configThreadPool( final Configuration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DefaultRunnableManager.configure( final Configuration confi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faultRunnableManager.printPoolInfo( final DefaultThreadPool poo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DefaultRunnableManager.remove( Runnable comman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RunnableManager.getPriority( final String prior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DefaultRunnableManager.execute( final Runnable command , final long delay , final long inter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unnableManager.dispos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ExecutionInfo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DefaultRunnableManager.createPool( final int queueSize , final int maxPoolSize , final int minPoolSize , final int priority , final boolean isDaemon , final long keepAliveTime , final String blockPolicy , final boolean shutdownGraceful , final int shutdownWai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ecutionInfo.compareTo( final Object oth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xecutionInfo.ExecutionInfo( final ThreadPool pool , final Runnable command , final long delay , final long interval , final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DefaultRunnableManager.execute( final Runnable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unnableManager.execute( final Runnable command , final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unnableManager.createPool( final DefaultThreadPool pool , final String name , final int queueSize , final int maxPoolSize , final int minPoolSize , final int priority , final boolean isDaemon , final long keepAliveTime , final String blockPolicy , final boolean shutdownGraceful , final int shutdownWaitTim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DefaultRunnableManager.sto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RunnableManager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RunnableManager.execute( final String threadPoolName , final Runnable command , final long delay , long interva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DefaultRunnableManager.createPool( final String name , final int queueSize , final int maxPoolSize , final int minPoolSize , final int priority , final boolean isDaemon , final long keepAliveTime , final String blockPolicy , final boolean shutdownGraceful , final int shutdownWaitTi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RunnableManager.execute( final String threadPoolName , final Runnable command , final long 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